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18b" draw:textarea-horizontal-align="justify" draw:textarea-vertical-align="middle" draw:auto-grow-height="false" fo:min-height="0.76cm" fo:min-width="1.846cm"/>
    </style:style>
    <style:style style:name="gr2" style:family="graphic" style:parent-style-name="standard">
      <style:graphic-properties draw:fill-color="#e87fa4" draw:textarea-horizontal-align="justify" draw:textarea-vertical-align="middle" draw:auto-grow-height="false" fo:min-height="0.76cm" fo:min-width="1.845cm"/>
    </style:style>
    <style:style style:name="gr3" style:family="graphic" style:parent-style-name="standard">
      <style:graphic-properties draw:fill-color="#7f99e8" draw:textarea-horizontal-align="justify" draw:textarea-vertical-align="middle" draw:auto-grow-height="false" fo:min-height="1.479cm" fo:min-width="2.72cm"/>
    </style:style>
    <style:style style:name="gr4" style:family="graphic" style:parent-style-name="standard">
      <style:graphic-properties draw:fill-color="#7f99e8" draw:textarea-horizontal-align="justify" draw:textarea-vertical-align="middle" draw:auto-grow-height="false" fo:min-height="1.479cm" fo:min-width="2.71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b18b" draw:textarea-horizontal-align="justify" draw:textarea-vertical-align="middle" draw:auto-grow-height="false" fo:min-height="0.76cm" fo:min-width="1.843cm"/>
    </style:style>
    <style:style style:name="P1" style:family="paragraph">
      <style:paragraph-properties fo:text-align="center"/>
    </style:style>
    <style:style style:name="P2" style:family="paragraph">
      <loext:graphic-properties draw:fill-color="#ffb18b"/>
      <style:paragraph-properties fo:text-align="center"/>
      <style:text-properties style:text-position="33% 58%" fo:language="en" fo:country="US"/>
    </style:style>
    <style:style style:name="P3" style:family="paragraph">
      <loext:graphic-properties draw:fill-color="#e87fa4"/>
      <style:paragraph-properties fo:text-align="center"/>
      <style:text-properties style:text-position="33% 58%" fo:language="en" fo:country="US"/>
    </style:style>
    <style:style style:name="P4" style:family="paragraph">
      <loext:graphic-properties draw:fill-color="#7f99e8"/>
      <style:paragraph-properties fo:text-align="center"/>
      <style:text-properties style:text-position="33% 58%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33% 58%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16cm" svg:height="1.426cm" svg:x="10.584cm" svg:y="5.2cm">
          <text:p text:style-name="P1"><text:span text:style-name="T1">sensors *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315cm" svg:height="1.428cm" svg:x="5.572cm" svg:y="22.59cm">
          <text:p text:style-name="P1"><text:span text:style-name="T1">right whe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315cm" svg:height="1.426cm" svg:x="10.525cm" svg:y="22.717cm">
          <text:p text:style-name="P1"><text:span text:style-name="T1">left whe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3.22cm" svg:height="1.729cm" svg:x="10.607cm" svg:y="10.652cm">
          <text:p text:style-name="P1"><text:span text:style-name="T1">FORWARD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3.219cm" svg:height="1.729cm" svg:x="10.608cm" svg:y="19.796cm">
          <text:p text:style-name="P1"><text:span text:style-name="T1">PWM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22cm" svg:height="1.729cm" svg:x="5.654cm" svg:y="19.796cm">
          <text:p text:style-name="P1"><text:span text:style-name="T1">PWM 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s" svg:x1="12.242cm" svg:y1="6.626cm" svg:x2="12.262cm" svg:y2="10.652cm" draw:start-shape="id1" draw:start-glue-point="8" svg:d="M12242 6626v502l20 3524" svg:viewBox="0 0 21 4027">
          <text:p/>
        </draw:connector>
        <draw:connector draw:style-name="gr5" draw:text-style-name="P5" draw:layer="layout" draw:type="line" svg:x1="7.264cm" svg:y1="21.525cm" svg:x2="7.23cm" svg:y2="22.59cm" draw:start-shape="id2" draw:start-glue-point="2" draw:end-shape="id3" draw:end-glue-point="4" svg:d="M7264 21525l-34 1065" svg:viewBox="0 0 35 1066">
          <text:p/>
        </draw:connector>
        <draw:connector draw:style-name="gr5" draw:text-style-name="P5" draw:layer="layout" draw:type="line" svg:x1="12.217cm" svg:y1="21.525cm" svg:x2="12.183cm" svg:y2="22.717cm" draw:start-shape="id4" draw:start-glue-point="2" draw:end-shape="id5" draw:end-glue-point="4" svg:d="M12217 21525l-34 1192" svg:viewBox="0 0 35 1193">
          <text:p/>
        </draw:connector>
        <draw:connector draw:style-name="gr5" draw:text-style-name="P5" draw:layer="layout" draw:type="line" svg:x1="7.229cm" svg:y1="6.744cm" svg:x2="7.264cm" svg:y2="9.177cm" draw:end-shape="id6" draw:end-glue-point="0" svg:d="M7229 6744l35 2433" svg:viewBox="0 0 36 2434">
          <text:p/>
        </draw:connector>
        <draw:custom-shape draw:style-name="gr3" draw:text-style-name="P4" xml:id="id6" draw:id="id6" draw:layer="layout" svg:width="3.22cm" svg:height="1.729cm" svg:x="5.654cm" svg:y="9.177cm">
          <text:p text:style-name="P1"><text:span text:style-name="T1">DEBOU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0.314cm" svg:x1="12.303cm" svg:y1="12.303cm" svg:x2="7.264cm" svg:y2="19.796cm" draw:end-shape="id2" draw:end-glue-point="0" svg:d="M12303 12303v3810h-5039v3683" svg:viewBox="0 0 5040 7494">
          <text:p/>
        </draw:connector>
        <draw:connector draw:style-name="gr5" draw:text-style-name="P5" draw:layer="layout" svg:x1="12.229cm" svg:y1="12.303cm" svg:x2="12.217cm" svg:y2="19.796cm" draw:end-shape="id4" draw:end-glue-point="0" svg:d="M12229 12303v3496h-12v3997" svg:viewBox="0 0 13 7494">
          <text:p/>
        </draw:connector>
        <draw:custom-shape draw:style-name="gr6" draw:text-style-name="P2" draw:layer="layout" svg:width="3.313cm" svg:height="1.426cm" svg:x="5.445cm" svg:y="5.318cm">
          <text:p text:style-name="P1"><text:span text:style-name="T1">enable control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8.874cm" svg:y1="10.041cm" svg:x2="10.607cm" svg:y2="11.516cm" draw:start-shape="id6" draw:end-shape="id7" svg:d="M8874 10041h867v1475h866" svg:viewBox="0 0 1734 1476">
          <text:p/>
        </draw:connector>
        <draw:custom-shape draw:style-name="gr6" draw:text-style-name="P2" xml:id="id8" draw:id="id8" draw:layer="layout" svg:width="3.313cm" svg:height="1.426cm" svg:x="5.561cm" svg:y="11.414cm">
          <text:p text:style-name="P1"><text:span text:style-name="T1">spe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3.22cm" svg:height="1.729cm" svg:x="5.572cm" svg:y="13.573cm">
          <text:p text:style-name="P1"><text:span text:style-name="T1">S</text:span><text:span text:style-name="T1">Y</text:span><text:span text:style-name="T1">N</text:span><text:span text:style-name="T1">C</text:span><text:span text:style-name="T1">H</text:span><text:span text:style-name="T1">R</text:span><text:span text:style-name="T1">O</text:span><text:span text:style-name="T1">NI</text:span><text:span text:style-name="T1">Z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7.218cm" svg:y1="12.84cm" svg:x2="7.182cm" svg:y2="13.573cm" draw:start-shape="id8" draw:start-glue-point="8" draw:end-shape="id9" draw:end-glue-point="0" svg:d="M7218 12840l-36 733" svg:viewBox="0 0 37 734">
          <text:p/>
        </draw:connector>
        <draw:connector draw:style-name="gr5" draw:text-style-name="P5" draw:layer="layout" svg:x1="8.792cm" svg:y1="14.437cm" svg:x2="10.607cm" svg:y2="11.591cm" draw:start-shape="id9" svg:d="M8792 14437h1158v-2846h657" svg:viewBox="0 0 1816 28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8.2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33:22.420540912</meta:creation-date>
    <meta:editing-duration>PT5H9M32S</meta:editing-duration>
    <meta:editing-cycles>9</meta:editing-cycles>
    <meta:generator>LibreOffice/5.1.6.2$Linux_X86_64 LibreOffice_project/10m0$Build-2</meta:generator>
    <dc:date>2017-12-14T19:22:06.472238441</dc:date>
    <meta:document-statistic meta:object-count="19"/>
  </office:meta>
</office:document-meta>
</file>